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3.9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4.16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5.2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k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</table:table-row>
        <table:table-row table:style-name="ro1" table:number-rows-repeated="6">
          <table:table-cell table:number-columns-repeated="6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}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6">
          <table:table-cell table:number-columns-repeated="63"/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 table:number-rows-repeated="6">
          <table:table-cell table:number-columns-repeated="63"/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 table:number-rows-repeated="7">
          <table:table-cell table:number-columns-repeated="63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 text:c="162"/></text:p>
          </table:table-cell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1:39:41.073808287</dc:date>
    <meta:editing-duration>PT6M31S</meta:editing-duration>
    <meta:editing-cycles>1</meta:editing-cycles>
    <meta:document-statistic meta:table-count="1" meta:cell-count="245" meta:object-count="0"/>
    <meta:generator>LibreOffice/6.0.7.3$Linux_X86_64 LibreOffice_project/00m0$Build-3</meta:generator>
  </office:meta>
</office:document-meta>
</file>